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rrors in installing dependencies for boot and gulp</text:p>
      <text:p text:style-name="Standard"/>
      <text:p text:style-name="Standard">$ npm i gulp-cli -g</text:p>
      <text:p text:style-name="Standard">npm WARN deprecated urix@0.1.0: Please see https://github.com/lydell/urix#deprecated</text:p>
      <text:p text:style-name="Standard">npm WARN deprecated resolve-url@0.2.1: https://github.com/lydell/resolve-url#deprecated <text:s text:c="7"/></text:p>
      <text:p text:style-name="Standard">C:\Users\imagi\AppData\Roaming\npm\gulp -&gt; C:\Users\imagi\AppData\Roaming\npm\node_modules\gulp-cli\bin\gulp.js</text:p>
      <text:p text:style-name="Standard">+ gulp-cli@2.3.0</text:p>
      <text:p text:style-name="Standard">updated 1 package in 14.439s</text:p>
      <text:p text:style-name="Standard"/>
      <text:p text:style-name="Standard"/>
      <text:p text:style-name="Standard">$ npm i</text:p>
      <text:p text:style-name="Standard">npm WARN deprecated popper.js@1.16.1: You can find the new Popper v2 at @popperjs/core, this package is dedicated to the legacy v1</text:p>
      <text:p text:style-name="Standard">npm WARN deprecated browserslist@2.11.3: Browserslist 2 could fail on reading Browserslist &gt;3.0 config used in other tools.</text:p>
      <text:p text:style-name="Standard">npm WARN deprecated babel-plugin-transform-unicode-property-regex@2.0.5: Use @babel/plugin-proposal-unicode-property-regex instead.</text:p>
      <text:p text:style-name="Standard">npm WARN deprecated chokidar@2.1.8: Chokidar 2 will break on node v14+. Upgrade to chokidar 3 with 15x less dependencies.</text:p>
      <text:p text:style-name="Standard">npm WARN deprecated core-js@2.6.12: core-js@&lt;3.3 is no longer maintained and not recommended for usage due to the number of issues. Because of the V8 engine whims, feature detection in old core-js versions could cause a slowdown up to 100x even if nothing is polyfilled. Please, upgrade your dependencies to the actual version of core-js.</text:p>
      <text:p text:style-name="Standard">npm WARN deprecated debug@4.1.1: Debug versions &gt;=3.2.0 &lt;3.2.7 || &gt;=4 &lt;4.3.1 have a low-severity ReDos regression when used in a Node.js environment. It is recommended you upgrade to 3.2.7 or 4.3.1. (https://github.com/visionmedia/debug/issues/797)</text:p>
      <text:p text:style-name="Standard">npm WARN deprecated fsevents@1.2.13: fsevents 1 will break on node v14+ and could be using insecure binaries. Upgrade to fsevents 2.</text:p>
      <text:p text:style-name="Standard">npm WARN deprecated urix@0.1.0: Please see https://github.com/lydell/urix#deprecated</text:p>
      <text:p text:style-name="Standard">npm WARN deprecated request@2.88.2: request has been deprecated, see https://github.com/request/request/issues/3142</text:p>
      <text:p text:style-name="Standard">npm WARN deprecated circular-json@0.3.3: CircularJSON is in maintenance only, flatted is its successor.</text:p>
      <text:p text:style-name="Standard">npm WARN deprecated resolve-url@0.2.1: https://github.com/lydell/resolve-url#deprecated <text:s text:c="7"/></text:p>
      <text:p text:style-name="Standard">npm WARN deprecated har-validator@5.1.5: this library is no longer supported</text:p>
      <text:p text:style-name="Standard">npm WARN deprecated uuid@3.4.0: Please upgrade <text:s/>to version 7 or higher. <text:s/>Older versions may use Math.random() in certain circumstances, which is known to be problematic. <text:s/>See https://v8.dev/blog/math-random for details.</text:p>
      <text:p text:style-name="Standard">npm WARN deprecated uglify-es@3.3.9: support for ECMAScript is superseded by `uglify-js` as of </text:p>
      <text:p text:style-name="Standard">v3.13.0</text:p>
      <text:p text:style-name="Standard">npm WARN optional SKIPPING OPTIONAL DEPENDENCY: fsevents@~2.3.1 (node_modules\chokidar\node_modules\fsevents):</text:p>
      <text:p text:style-name="Standard">npm WARN notsup SKIPPING OPTIONAL DEPENDENCY: Unsupported platform for fsevents@2.3.2: wanted {"os":"darwin","arch":"any"} (current: {"os":"win32","arch":"ia32"})</text:p>
      <text:p text:style-name="Standard">npm WARN optional SKIPPING OPTIONAL DEPENDENCY: fsevents@^1.2.7 (node_modules\glob-watcher\node_modules\chokidar\node_modules\fsevents):</text:p>
      <text:p text:style-name="Standard">npm WARN notsup SKIPPING OPTIONAL DEPENDENCY: Unsupported platform for fsevents@1.2.13: wanted </text:p>
      <text:p text:style-name="Standard"><text:soft-page-break/>{"os":"darwin","arch":"any"} (current: {"os":"win32","arch":"ia32"})</text:p>
      <text:p text:style-name="Standard">npm WARN optional SKIPPING OPTIONAL DEPENDENCY: fsevents@^1.2.7 (node_modules\gulp-watch\node_modules\chokidar\node_modules\fsevents):</text:p>
      <text:p text:style-name="Standard">npm WARN notsup SKIPPING OPTIONAL DEPENDENCY: Unsupported platform for fsevents@1.2.13: wanted </text:p>
      <text:p text:style-name="Standard">{"os":"darwin","arch":"any"} (current: {"os":"win32","arch":"ia32"})</text:p>
      <text:p text:style-name="Standard"/>
      <text:p text:style-name="Standard">npm ERR! code ENOENT</text:p>
      <text:p text:style-name="Standard">npm ERR! syscall rename</text:p>
      <text:p text:style-name="Standard">npm ERR! path C:\Users\imagi\Dropbox\a_software_dev\a_portfolio\collegeentertainment.net\node_modules\@babel\compat-data</text:p>
      <text:p text:style-name="Standard">npm ERR! dest C:\Users\imagi\Dropbox\a_software_dev\a_portfolio\collegeentertainment.net\node_modules\@babel\.compat-data.DELETE</text:p>
      <text:p text:style-name="Standard">npm ERR! errno -4058</text:p>
      <text:p text:style-name="Standard">npm ERR! enoent ENOENT: no such file or directory, rename 'C:\Users\imagi\Dropbox\a_software_dev\a_portfolio\collegeentertainment.net\node_modules\@babel\compat-data' -&gt; 'C:\Users\imagi\Dropbox\a_software_dev\a_portfolio\collegeentertainment.net\node_modules\@babel\.compat-data.DELETE'</text:p>
      <text:p text:style-name="Standard">npm ERR! enoent This is related to npm not being able to find a file.</text:p>
      <text:p text:style-name="Standard">npm ERR! enoent </text:p>
      <text:p text:style-name="Standard"/>
      <text:p text:style-name="Standard">npm ERR! A complete log of this run can be found in:</text:p>
      <text:p text:style-name="Standard">npm ERR! <text:s text:c="4"/>C:\Users\imagi\AppData\Roaming\npm-cache\_logs\2021-06-06T20_47_20_603Z-debug.log </text:p>
      <text:p text:style-name="Standard"/>
      <text:p text:style-name="Standard">imagi@Larry-the-Laptop MINGW64 ~/Dropbox/a_software_dev/a_portfolio/collegeentertainment.net (maste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rry Volz</meta:initial-creator>
    <meta:creation-date>2021-06-06T16:48:39.36</meta:creation-date>
    <dc:date>2021-06-06T16:58:13.76</dc:date>
    <dc:creator>Larry Volz</dc:creator>
    <meta:editing-duration>PT1M36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2" meta:paragraph-count="42" meta:word-count="433" meta:character-count="4226"/>
  </office:meta>
</office:document-meta>
</file>